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3pt" fo:language="fr" fo:country="FR" fo:background-color="transparent" style:font-size-asian="13pt" style:language-asian="zxx" style:country-asian="none" style:font-size-complex="13pt" style:language-complex="zxx" style:country-complex="none"/>
    </style:style>
    <style:style style:name="P2" style:family="paragraph" style:parent-style-name="Standard">
      <style:paragraph-properties>
        <style:tab-stops>
          <style:tab-stop style:position="1.614cm"/>
          <style:tab-stop style:position="9.657cm"/>
        </style:tab-stops>
      </style:paragraph-properties>
      <style:text-properties fo:font-size="13pt" fo:language="fr" fo:country="FR" fo:background-color="transparent" style:font-size-asian="13pt" style:language-asian="zxx" style:country-asian="none" style:font-size-complex="13pt" style:language-complex="zxx" style:country-complex="none"/>
    </style:style>
    <style:style style:name="P3" style:family="paragraph" style:parent-style-name="Standard">
      <style:paragraph-properties>
        <style:tab-stops>
          <style:tab-stop style:position="1.614cm"/>
          <style:tab-stop style:position="9.657cm"/>
        </style:tab-stops>
      </style:paragraph-properties>
      <style:text-properties fo:font-size="13pt" style:font-size-asian="13pt" style:font-size-complex="13pt"/>
    </style:style>
    <style:style style:name="P4" style:family="paragraph" style:parent-style-name="Standard">
      <style:paragraph-properties>
        <style:tab-stops>
          <style:tab-stop style:position="1.614cm"/>
          <style:tab-stop style:position="9.657cm"/>
        </style:tab-stops>
      </style:paragraph-properties>
      <style:text-properties style:text-line-through-style="none" fo:font-size="13pt" fo:language="fr" fo:country="FR" fo:background-color="transparent" style:font-size-asian="13pt" style:language-asian="zxx" style:country-asian="none" style:font-size-complex="13pt" style:language-complex="zxx" style:country-complex="none"/>
    </style:style>
    <style:style style:name="P5" style:family="paragraph" style:parent-style-name="Standard">
      <style:paragraph-properties>
        <style:tab-stops>
          <style:tab-stop style:position="1.614cm"/>
          <style:tab-stop style:position="9.657cm"/>
        </style:tab-stops>
      </style:paragraph-properties>
      <style:text-properties style:text-line-through-style="none" fo:font-size="13pt" fo:background-color="transparent" style:font-size-asian="13pt" style:font-size-complex="13pt"/>
    </style:style>
    <style:style style:name="P6" style:family="paragraph" style:parent-style-name="Standard">
      <style:paragraph-properties fo:background-color="transparent" style:writing-mode="lr-tb">
        <style:tab-stops>
          <style:tab-stop style:position="7.835cm"/>
          <style:tab-stop style:position="9.668cm"/>
          <style:tab-stop style:position="11.215cm"/>
          <style:tab-stop style:position="14.063cm"/>
          <style:tab-stop style:position="15.081cm"/>
          <style:tab-stop style:position="16.404cm"/>
          <style:tab-stop style:position="20.821cm"/>
        </style:tab-stops>
        <style:background-image/>
      </style:paragraph-properties>
    </style:style>
    <style:style style:name="P7" style:family="paragraph" style:parent-style-name="Standard">
      <style:paragraph-properties fo:background-color="transparent" style:writing-mode="lr-tb">
        <style:tab-stops>
          <style:tab-stop style:position="7.835cm"/>
          <style:tab-stop style:position="9.668cm"/>
          <style:tab-stop style:position="11.215cm"/>
          <style:tab-stop style:position="14.063cm"/>
          <style:tab-stop style:position="15.081cm"/>
          <style:tab-stop style:position="16.404cm"/>
          <style:tab-stop style:position="20.821cm"/>
        </style:tab-stops>
        <style:background-image/>
      </style:paragraph-properties>
      <style:text-properties fo:font-size="13pt" fo:language="fr" fo:country="FR" fo:background-color="transparent" style:font-size-asian="13pt" style:language-asian="zxx" style:country-asian="none" style:font-size-complex="13pt" style:language-complex="zxx" style:country-complex="none"/>
    </style:style>
    <style:style style:name="P8" style:family="paragraph" style:parent-style-name="Standard">
      <style:paragraph-properties fo:background-color="transparent" style:writing-mode="lr-tb">
        <style:tab-stops>
          <style:tab-stop style:position="7.835cm"/>
          <style:tab-stop style:position="9.668cm"/>
          <style:tab-stop style:position="11.215cm"/>
          <style:tab-stop style:position="14.063cm"/>
          <style:tab-stop style:position="15.081cm"/>
          <style:tab-stop style:position="16.404cm"/>
          <style:tab-stop style:position="20.821cm"/>
        </style:tab-stops>
        <style:background-image/>
      </style:paragraph-properties>
      <style:text-properties style:use-window-font-color="true" style:text-line-through-style="none" style:font-name="Times New Roman" fo:font-size="13pt" fo:language="fr" fo:country="FR" fo:font-style="normal" style:text-underline-style="none"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9" style:family="paragraph" style:parent-style-name="Standard">
      <style:paragraph-properties fo:background-color="transparent" style:writing-mode="lr-tb">
        <style:tab-stops>
          <style:tab-stop style:position="0cm"/>
        </style:tab-stops>
        <style:background-image/>
      </style:paragraph-properties>
      <style:text-properties style:use-window-font-color="true" style:text-line-through-style="none" style:font-name="Times New Roman" fo:font-size="13pt" fo:language="fr" fo:country="FR" fo:font-style="normal" style:text-underline-style="none"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10" style:family="paragraph" style:parent-style-name="Standard">
      <style:paragraph-properties fo:background-color="transparent" style:writing-mode="lr-tb">
        <style:tab-stops>
          <style:tab-stop style:position="0cm"/>
        </style:tab-stops>
        <style:background-image/>
      </style:paragraph-properties>
    </style:style>
    <style:style style:name="P11" style:family="paragraph" style:parent-style-name="Standard">
      <style:text-properties fo:font-size="13pt" fo:language="fr" fo:country="FR" fo:background-color="transparent" style:font-size-asian="13pt" style:language-asian="zxx" style:country-asian="none" style:font-size-complex="13pt" style:language-complex="zxx" style:country-complex="none"/>
    </style:style>
    <style:style style:name="P12" style:family="paragraph" style:parent-style-name="Standard">
      <style:paragraph-properties>
        <style:tab-stops>
          <style:tab-stop style:position="1.614cm"/>
          <style:tab-stop style:position="9.657cm"/>
        </style:tab-stops>
      </style:paragraph-properties>
      <style:text-properties fo:font-size="13pt" fo:language="fr" fo:country="FR" fo:background-color="transparent" style:font-size-asian="13pt" style:language-asian="zxx" style:country-asian="none" style:font-size-complex="13pt" style:language-complex="zxx" style:country-complex="none"/>
    </style:style>
    <style:style style:name="T1" style:family="text">
      <style:text-properties fo:language="fr" fo:country="FR" fo:background-color="transparent" style:language-asian="zxx" style:country-asian="none" style:language-complex="zxx" style:country-complex="none"/>
    </style:style>
    <style:style style:name="T2" style:family="text">
      <style:text-properties fo:language="fr" fo:country="FR" style:language-asian="zxx" style:country-asian="none" style:language-complex="zxx" style:country-complex="none"/>
    </style:style>
    <style:style style:name="T3" style:family="text">
      <style:text-properties style:text-line-through-style="none" fo:language="fr" fo:country="FR" fo:background-color="transparent" style:language-asian="zxx" style:country-asian="none" style:language-complex="zxx" style:country-complex="none"/>
    </style:style>
    <style:style style:name="T4" style:family="text">
      <style:text-properties style:use-window-font-color="true" style:text-line-through-style="none" style:font-name="Times New Roman" fo:font-size="13pt" fo:language="fr" fo:country="FR" fo:font-style="normal" style:text-underline-style="none"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T5" style:family="text">
      <style:text-properties style:use-window-font-color="true" style:text-line-through-style="none"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6" style:family="text">
      <style:text-properties fo:font-size="13pt" fo:language="fr" fo:country="FR" fo:background-color="transparent" style:font-size-asian="13pt" style:language-asian="zxx" style:country-asian="none" style:font-size-complex="13pt" style:language-complex="zxx" style:country-complex="none"/>
    </style:style>
    <style:style style:name="T7" style:family="text">
      <style:text-properties fo:font-size="13pt" fo:language="fr" fo:country="FR" fo:font-weight="bold" fo:background-color="transparent" style:font-size-asian="13pt" style:language-asian="zxx" style:country-asian="none" style:font-weight-asian="bold" style:font-size-complex="13pt" style:language-complex="zxx" style:country-complex="none" style:font-weight-complex="bold"/>
    </style:style>
    <style:style style:name="T8" style:family="text">
      <style:text-properties fo:font-size="13pt" fo:language="fr" fo:country="FR" fo:font-weight="normal" fo:background-color="transparent" style:font-size-asian="13pt" style:language-asian="zxx" style:country-asian="none" style:font-weight-asian="normal" style:font-size-complex="13pt" style:language-complex="zxx" style:country-complex="none"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 ~Oops the magician~<text:line-break/>@1 = ~Hello my lord. Looking for new abilities? You've come to the right person.~~Hello my lady. Looking for new abilities? You've come to the right person.~<text:line-break/>@2 = ~New abilities? How does it work?~<text:line-break/>@3 = ~Ho, it's very simple: bring me a spell scroll and I'll draw energy from it to give you the special ability to cast the corresponding spell once a day. It's not free of course: it will cost you 10,000 gold coins and 1,000 experience points per level of the desired spell. So, is there a spell you'd like to cast?~<text:line-break/>@4 = ~Hello, I'd like you to transform a scroll into special ability.~<text:line-break/>@5 = ~Okay, what spell are you thinking of?~<text:line-break/>@6 = ~And that's it. Anything else?~<text:line-break/>@7 = ~No thanks, I don't need your services anymore.~<text:line-break/>@8 = ~Yes, I'd like you to transform a scroll into a<text:line-break/>special ability.~</text:p>
      <text:p text:style-name="P1"/>
      <text:p text:style-name="P1">@48 = ~It's okay, do it.~<text:line-break/>@49 = ~No thanks, it's too expensive.~<text:line-break/>@50 = ~I've got a complete grimoire: the Teachings of The Lady. Can you do something with it?~<text:line-break/>@51 = ~Ho... a grimoire containing spells normally of divine order? This is an unusual spell book. I can try to convert everything in it into special abilities, but it's going to take a lot of energy. So I'm going to ask you for a special payment: I'll give you a wholesale price of 400,000 gold coins and I'll also ask you for the Robe of Vecna. It's a smaller investment than it would normally cost you.~ <text:line-break/>@52 = ~Ha, and it would also cost you 138,000 xp. There are around 140 levels of spells in this grimoire. It's up to you to decide whether you're prepared to pay this price.~<text:line-break/>@53 = ~I don't own this robe. I'll be back.~<text:line-break/>@54 = ~The character has lost 138000 xp.~<text:line-break/>@55 = ~I wouldn't sacrifice this robe for that. No thanks.~</text:p>
      <text:p text:style-name="P1"/>
      <text:p text:style-name="P1">@60 = ~I've got a complete grimoire: the Rhialto's Spellbook. Can you do anything with it?~<text:line-break/>@61 = ~Hum... a grimoire dedicated to Entropy. And with a special ability as well? Are you sure you want to part with this? Well, it's up to you... I can try to convert everything in it into special abilities, but it's going to take a lot of energy. So I'm going to ask you for a special payment: I'll give you a wholesale price of 400,000 gold coins and I'll also ask you for the Ring of Gaxx. It's a smaller investment than it would normally cost you.~<text:line-break/>@62 = ~I forgot to mention that it would also cost you 146,000 xp. There are 146 cumulative spell levels in this grimoire. So, are you willing to pay this price?~<text:line-break/>@63 = ~I don't own this ring. I'll be back.~<text:line-break/>@64 = ~The character has lost 146000 xp.~<text:line-break/>@65 = ~I wouldn't part with this ring for that. No thanks.~</text:p>
      <text:p text:style-name="P1"/>
      <text:p text:style-name="P1">@70 = ~I've got a complete grimoire: the Dillpater's Grimoire. Can you do anything with it?~</text:p>
      <text:p text:style-name="Standard"><text:span text:style-name="T6">@71 = ~Where did you find this? I'm familiar with this type of work: it's normally found in the hands of incantifiers. And I doubt you've come across one, let alone got it from him. So, how did you get hold of it? That's your business. Yes, I can convert its contents into special </text:span><text:soft-page-break/><text:span text:style-name="T6">abilities, but it's going to take a lot of energy. So I'm going to ask you for a special payment: </text:span><text:span text:style-name="T8">I'll give you a wholesale price of 500,000 gold coins, plus a <text:s/>the </text:span><text:span text:style-name="T11">Deck of Many Things </text:span><text:span text:style-name="T8">and a </text:span><text:bookmark text:name="firstHeading"/><text:span text:style-name="T8">Staff of the Magi. It's a smaller investment than it would normally cost you.~</text:span><text:span text:style-name="T6"><text:line-break/>@72 = ~And of course, it would also cost you a not inconsiderable amount of xp: 173,000 xps to be precise. So, are you prepared to pay this price? ~<text:line-break/>@73 = ~I don't own these items. I'll come back ~</text:span></text:p>
      <text:p text:style-name="Standard"><text:span text:style-name="T6"/></text:p>
      <text:p text:style-name="Standard"><text:span text:style-name="T6">@80 = ~ I've got a complete grimoire: Yratnuthul's Grimoire of Flames. Can you do anything with it?~<text:line-break/>@81 = ~Hou... ! What kind of book is this? Spells below normal level? The mage who compiled this must have been pretty experienced to pull off such a feat! So yes, I can convert its contents into special abilities, but that's going to take a lot of energy. So in this case I'm going to ask you for a special payment: I'll give you a wholesale price of 300,000 gold coins and I'll also ask you for the marvellous Discombulator. It's a smaller investment than it would normally cost you.~<text:line-break/>@82 = ~And it would also cost you 88,000 xps, don't forget. So, are you prepared to pay that price?~<text:line-break/>@83 = ~I don't own such an item. I'll be back.~<text:line-break/>@84 = ~The character has lost 88000 xp.~<text:line-break/></text:span></text:p>
      <text:p text:style-name="P1">@10001 = ~The character has lost 1000 xp.~</text:p>
      <text:p text:style-name="P1">@10002 = ~The character has lost 2000 xp.~</text:p>
      <text:p text:style-name="P1">@10003 = ~The character has lost 3000 xp.~</text:p>
      <text:p text:style-name="P1">@10004 = ~The character has lost 4000 xp.~</text:p>
      <text:p text:style-name="P1">@10005 = ~The character has lost 5000 xp.~</text:p>
      <text:p text:style-name="P1">@10006 = ~The character has lost 6000 xp.~</text:p>
      <text:p text:style-name="P1">@10007 = ~The character has lost 7000 xp.~</text:p>
      <text:p text:style-name="P1">@10008 = ~The character has lost 8000 xp.~</text:p>
      <text:p text:style-name="P1">@10009 = ~The character has lost 9000 xp.~</text:p>
      <text:p text:style-name="P1"/>
      <text:p text:style-name="P1">@101 = ~I'd like to gain the ability Grease.~</text:p>
      <text:p text:style-name="P3"><text:span text:style-name="T1">@102 = ~I'd like to gain the ability </text:span>Armor<text:span text:style-name="T1">.~</text:span></text:p>
      <text:p text:style-name="P2">@103 = ~I'd like to gain the ability Burning Hands.~</text:p>
      <text:p text:style-name="P3"><text:span text:style-name="T1">@104 = ~I'd like to gain the ability </text:span>Charm Person<text:span text:style-name="T1">.~</text:span></text:p>
      <text:p text:style-name="P2">@105 = ~I'd like to gain the ability Color Spray.~</text:p>
      <text:p text:style-name="P2">@106 = ~I'd like to gain the ability Blindness.~</text:p>
      <text:p text:style-name="P2">@107 = ~I'd like to gain the ability Friends.~</text:p>
      <text:p text:style-name="P2">@108 = ~I'd like to gain the ability Protection From Petrification.~</text:p>
      <text:p text:style-name="P2">@111 = ~I'd like to gain the ability Infravision.~</text:p>
      <text:p text:style-name="P2">@112 = ~I'd like to gain the ability Magic Missile.~</text:p>
      <text:p text:style-name="P2">@113 = ~I'd like to gain the ability Protection From Evil.~</text:p>
      <text:p text:style-name="P2">@114 = ~I'd like to gain the ability Shield.~</text:p>
      <text:p text:style-name="P2">@115 = ~I'd like to gain the ability Shocking Grasp.~</text:p>
      <text:p text:style-name="P3"><text:span text:style-name="T1">@116 = ~I'd like to gain the ability </text:span>Sleep<text:span text:style-name="T1">.~</text:span></text:p>
      <text:p text:style-name="P2">@117 = ~I'd like to gain the ability Chill Touch.~</text:p>
      <text:p text:style-name="P3"><text:span text:style-name="T1">@118 = ~I'd like to gain the ability Chromatic Orb</text:span><text:tab/><text:span text:style-name="T1">.~</text:span></text:p>
      <text:p text:style-name="P2">@119 = ~I'd like to gain the ability Larloch's Minor Drain.~</text:p>
      <text:p text:style-name="P2">@120 = ~I'd like to gain the ability Reflected Image.~</text:p>
      <text:p text:style-name="P2"><text:soft-page-break/>@123 = ~I'd like to gain the ability Find Familiar.~</text:p>
      <text:p text:style-name="P2">@125 = ~I'd like to gain the ability Spook.~</text:p>
      <text:p text:style-name="P2">@201 = ~I'd like to gain the ability Blur.~</text:p>
      <text:p text:style-name="P2">@202 = ~I'd like to gain the ability Detect Evil.~</text:p>
      <text:p text:style-name="P2">@203 = ~I'd like to gain the ability Detect Invisibility.~</text:p>
      <text:p text:style-name="P3"><text:span text:style-name="T1">@205 = ~I'd like to gain the ability </text:span>Horror<text:span text:style-name="T1">.~</text:span></text:p>
      <text:p text:style-name="P3"><text:span text:style-name="T1">@206 = ~I'd like to gain the ability </text:span>Invisibility<text:span text:style-name="T1">.~</text:span></text:p>
      <text:p text:style-name="P2">@207 = ~I'd like to gain the ability Knock.~</text:p>
      <text:p text:style-name="P2">@208 = ~I'd like to gain the ability Know Alignment.~</text:p>
      <text:p text:style-name="P2">@209 = ~I'd like to gain the ability Luck.~</text:p>
      <text:p text:style-name="P2">@210 = ~I'd like to gain the ability Resist Fear.~</text:p>
      <text:p text:style-name="P2">@211 = ~I'd like to gain the ability Melf's Acid Arrow.~</text:p>
      <text:p text:style-name="P2">@212 = ~I'd like to gain the ability Mirror Image.~</text:p>
      <text:p text:style-name="P2">@213 = ~I'd like to gain the ability Stinking Cloudt.~</text:p>
      <text:p text:style-name="P2">@214 = ~I'd like to gain the ability Strength.~</text:p>
      <text:p text:style-name="P2">@215 = ~I'd like to gain the ability Web.~</text:p>
      <text:p text:style-name="P2">@217 = ~I'd like to gain the ability Agannazar's Scorcher.~</text:p>
      <text:p text:style-name="P3"><text:span text:style-name="T1">@218 = ~I'd like to gain the ability G</text:span>oul Touch<text:span text:style-name="T1">.~</text:span></text:p>
      <text:p text:style-name="P3"><text:span text:style-name="T1">@219 = ~I'd like to gain the ability </text:span>Vocalize<text:span text:style-name="T1">.~</text:span></text:p>
      <text:p text:style-name="P2">@220 = ~I'd like to gain the ability Power Word, Sleep.~</text:p>
      <text:p text:style-name="P2">@221 = ~I'd like to gain the ability Ray of Enfeeblement.~</text:p>
      <text:p text:style-name="P3"><text:span text:style-name="T1">@223 = ~I'd like to gain the ability Deafness</text:span>é<text:span text:style-name="T1">.~</text:span></text:p>
      <text:p text:style-name="P2">@224 = ~I'd like to gain the ability Glitterdust.~</text:p>
      <text:p text:style-name="P4">@299 = ~I'd like to gain the ability Summon Cow.~</text:p>
      <text:p text:style-name="P3"><text:span text:style-name="T3">@301 = ~I'd like to gain the ability </text:span>Clairvoyance<text:span text:style-name="T1">.~</text:span></text:p>
      <text:p text:style-name="P3"><text:span text:style-name="T3">@302 = ~I'd like to gain the ability Remove Magic</text:span><text:span text:style-name="T1">.~</text:span></text:p>
      <text:p text:style-name="P3"><text:span text:style-name="T3">@303 = ~I'd like to gain the ability Flame Arrow</text:span><text:span text:style-name="T1">.~</text:span></text:p>
      <text:p text:style-name="P3"><text:span text:style-name="T3">@304 = ~I'd like to gain the ability Fireball</text:span><text:span text:style-name="T1">.~</text:span></text:p>
      <text:p text:style-name="P3"><text:span text:style-name="T3">@305 = ~I'd like to gain the ability </text:span>Haste<text:span text:style-name="T1">.~</text:span></text:p>
      <text:p text:style-name="P3"><text:span text:style-name="T3">@306 = ~I'd like to gain the ability Hold Person</text:span><text:span text:style-name="T1">.~</text:span></text:p>
      <text:p text:style-name="P3"><text:span text:style-name="T3">@307 = ~I'd like to gain the ability Invisibility, 10' Radius</text:span><text:span text:style-name="T1">.~</text:span></text:p>
      <text:p text:style-name="P3"><text:span text:style-name="T3">@308 = ~I'd like to gain the ability Lightning Bolt</text:span><text:span text:style-name="T1">.~</text:span></text:p>
      <text:p text:style-name="P3"><text:span text:style-name="T3">@309 = ~I'd like to gain the ability Monster Summoning I</text:span><text:span text:style-name="T1">.~</text:span></text:p>
      <text:p text:style-name="P3"><text:span text:style-name="T3">@310 = ~I'd like to gain the ability </text:span>Non-Detection<text:span text:style-name="T1">.~</text:span></text:p>
      <text:p text:style-name="P3"><text:span text:style-name="T3">@311 = ~I'd like to gain the ability Protection From Normal Missiles</text:span><text:span text:style-name="T1">.~</text:span></text:p>
      <text:p text:style-name="P3"><text:span text:style-name="T3">@312 = ~I'd like to gain the ability Slow</text:span><text:span text:style-name="T1">.~</text:span></text:p>
      <text:p text:style-name="P3"><text:span text:style-name="T3">@313 = ~I'd like to gain the ability Skull Trap</text:span><text:span text:style-name="T1">.~</text:span></text:p>
      <text:p text:style-name="P3"><text:span text:style-name="T3">@314 = ~I'd like to gain the ability Vampiric Touch</text:span><text:span text:style-name="T1">.~</text:span></text:p>
      <text:p text:style-name="P3"><text:span text:style-name="T3">@315 = ~I'd like to gain the ability Wraithform</text:span><text:span text:style-name="T1">.~</text:span></text:p>
      <text:p text:style-name="P3"><text:span text:style-name="T3">@316 = ~I'd like to gain the ability Dire Charm</text:span><text:span text:style-name="T1">.~</text:span></text:p>
      <text:p text:style-name="P3"><text:span text:style-name="T3">@317 = ~I'd like to gain the ability Ghost Armor</text:span><text:span text:style-name="T1">.~</text:span></text:p>
      <text:p text:style-name="P3"><text:span text:style-name="T3">@318 = ~I'd like to gain the ability Minor Spell Deflection</text:span><text:span text:style-name="T1">.~</text:span></text:p>
      <text:p text:style-name="P3"><text:span text:style-name="T3">@319 = ~I'd like to gain the ability Protection From Fire</text:span><text:span text:style-name="T1">.~</text:span></text:p>
      <text:p text:style-name="P3"><text:span text:style-name="T3">@320 = ~I'd like to gain the ability Protection From Cold</text:span><text:span text:style-name="T1">.~</text:span></text:p>
      <text:p text:style-name="P3"><text:span text:style-name="T3">@321 = ~I'd like to gain the ability Spell Thrust</text:span><text:span text:style-name="T1">.~</text:span></text:p>
      <text:p text:style-name="P3"><text:span text:style-name="T3">@322 = ~I'd like to gain the ability </text:span>Detect Illusion<text:span text:style-name="T1">.~</text:span></text:p>
      <text:p text:style-name="P3"><text:span text:style-name="T3">@324 = ~I'd like to gain the ability Hold Undead</text:span><text:span text:style-name="T1">.~</text:span></text:p>
      <text:p text:style-name="P3"><text:span text:style-name="T3">@325 = ~I'd like to gain the ability Melf's Minute Meteors</text:span><text:span text:style-name="T1">.~</text:span></text:p>
      <text:p text:style-name="P3"><text:soft-page-break/><text:span text:style-name="T3">@326 = ~I'd like to gain the ability Dispel Magic</text:span><text:span text:style-name="T1">.~</text:span></text:p>
      <text:p text:style-name="P3"><text:span text:style-name="T3">@401 = ~I'd like to gain the ability </text:span>Confusion<text:span text:style-name="T1">.~</text:span></text:p>
      <text:p text:style-name="P3"><text:span text:style-name="T3">@403 = ~I'd like to gain the ability Fire Shield (Blue)</text:span><text:span text:style-name="T1">.~</text:span></text:p>
      <text:p text:style-name="P3"><text:span text:style-name="T3">@404 = ~I'd like to gain the ability Ice Storm</text:span><text:span text:style-name="T1">.~</text:span></text:p>
      <text:p text:style-name="P3"><text:span text:style-name="T3">@405 = ~I'd like to gain the ability Improved Invisibility</text:span>.<text:span text:style-name="T1">~</text:span></text:p>
      <text:p text:style-name="P3"><text:span text:style-name="T3">@406 = ~I'd like to gain the ability Minor Globe of Invulnerability</text:span><text:span text:style-name="T1">.~</text:span></text:p>
      <text:p text:style-name="P3"><text:span text:style-name="T3">@407 = ~I'd like to gain the ability Monster Summoning II</text:span><text:span text:style-name="T1">.~</text:span></text:p>
      <text:p text:style-name="P3"><text:span text:style-name="T3">@408 = ~I'd like to gain the ability Stoneskin</text:span><text:span text:style-name="T1">.~</text:span></text:p>
      <text:p text:style-name="P3"><text:span text:style-name="T3">@409 = ~I'd like to gain the ability </text:span>Contagion<text:span text:style-name="T1">.~</text:span></text:p>
      <text:p text:style-name="P3"><text:span text:style-name="T3">@410 = ~I'd like to gain the ability Remove Curse</text:span><text:span text:style-name="T1">.~</text:span></text:p>
      <text:p text:style-name="P3"><text:span text:style-name="T3">@411 = ~I'd like to gain the ability Emotion: Hopelessness</text:span><text:span text:style-name="T1">.~</text:span></text:p>
      <text:p text:style-name="P3"><text:span text:style-name="T3">@412 = ~I'd like to gain the ability Greater Malison</text:span><text:span text:style-name="T1">.~</text:span></text:p>
      <text:p text:style-name="P3"><text:span text:style-name="T3">@413 = ~I'd like to gain the ability Otiluke's Resilient Sphere</text:span><text:span text:style-name="T1">.~</text:span></text:p>
      <text:p text:style-name="P3"><text:span text:style-name="T3">@414 = ~I'd like to gain the ability Spirit Armor</text:span><text:span text:style-name="T1">.~</text:span></text:p>
      <text:p text:style-name="P3"><text:span text:style-name="T3">@415 = ~I'd like to gain the ability Polymorph Other</text:span><text:span text:style-name="T1">.~</text:span></text:p>
      <text:p text:style-name="P3"><text:span text:style-name="T3">@416 = ~I'd like to gain the ability Polymorph Self</text:span><text:span text:style-name="T1">.~</text:span></text:p>
      <text:p text:style-name="P3"><text:span text:style-name="T3">@417 = ~I'd like to gain the ability Enchanted Weapon</text:span><text:tab/><text:span text:style-name="T1">.~</text:span></text:p>
      <text:p text:style-name="P3"><text:span text:style-name="T3">@418 = ~I'd like to gain the ability Fire Shield (Red)</text:span><text:span text:style-name="T1">.~</text:span></text:p>
      <text:p text:style-name="P3"><text:span text:style-name="T3">@419 = ~I'd like to gain the ability Secret Word</text:span><text:span text:style-name="T1">.~</text:span></text:p>
      <text:p text:style-name="P3"><text:span text:style-name="T3">@420 = ~I'd like to gain the ability Minor Sequencer</text:span><text:span text:style-name="T1">.~</text:span></text:p>
      <text:p text:style-name="P3"><text:span text:style-name="T3">@421 = ~I'd like to gain the ability Teleport Field</text:span><text:span text:style-name="T1">.~</text:span></text:p>
      <text:p text:style-name="P3"><text:span text:style-name="T3">@423 = ~I'd like to gain the ability Spider Spawn</text:span><text:span text:style-name="T1">.~</text:span></text:p>
      <text:p text:style-name="P3"><text:span text:style-name="T3">@424 = ~I'd like to gain the ability Farsight</text:span><text:span text:style-name="T1">.~</text:span></text:p>
      <text:p text:style-name="P3"><text:span text:style-name="T3">@425 = ~I'd like to gain the ability Wizard Eye</text:span><text:span text:style-name="T1">.~</text:span></text:p>
      <text:p text:style-name="P3"><text:span text:style-name="T3">@501 = ~I'd like to gain the ability Animate Dead</text:span><text:span text:style-name="T1">.~</text:span></text:p>
      <text:p text:style-name="P3"><text:span text:style-name="T3">@502 = ~I'd like to gain the ability Cloudkill</text:span><text:span text:style-name="T1">.~</text:span></text:p>
      <text:p text:style-name="P3"><text:span text:style-name="T3">@503 = ~I'd like to gain the ability </text:span>Cone of Cold<text:span text:style-name="T1">.~</text:span></text:p>
      <text:p text:style-name="P3"><text:span text:style-name="T3">@504 = ~I'd like to gain the ability Cloudkill</text:span><text:span text:style-name="T1">.~</text:span></text:p>
      <text:p text:style-name="P3"><text:span text:style-name="T3">@505 = ~I'd like to gain the ability Shadow Door</text:span><text:span text:style-name="T1">.~</text:span></text:p>
      <text:p text:style-name="P3"><text:span text:style-name="T3">@506 = ~I'd like to gain the ability </text:span>Domination<text:span text:style-name="T1">.~</text:span></text:p>
      <text:p text:style-name="P3"><text:span text:style-name="T3">@507 = ~I'd like to gain the ability Hold Monster</text:span><text:span text:style-name="T1">.~</text:span></text:p>
      <text:p text:style-name="P3"><text:span text:style-name="T3">@508 = ~I'd like to gain the ability </text:span>Chaos<text:span text:style-name="T1">.~</text:span></text:p>
      <text:p text:style-name="P3"><text:span text:style-name="T3">@509 = ~I'd like to gain the ability Feeblemind</text:span><text:span text:style-name="T1">.~</text:span></text:p>
      <text:p text:style-name="P3"><text:span text:style-name="T3">@510 = ~I'd like to gain the ability Spell Immunity</text:span><text:span text:style-name="T1">.~</text:span></text:p>
      <text:p text:style-name="P3"><text:span text:style-name="T3">@511 = ~I'd like to gain the ability Protection From Normal Weapons</text:span><text:span text:style-name="T1">.~</text:span></text:p>
      <text:p text:style-name="P3"><text:span text:style-name="T3">@512 = ~I'd like to gain the ability Protection From Electricity</text:span><text:span text:style-name="T1">.~</text:span></text:p>
      <text:p text:style-name="P3"><text:span text:style-name="T3">@513 = ~I'd like to gain the ability Breach</text:span><text:span text:style-name="T1">.~</text:span></text:p>
      <text:p text:style-name="P3"><text:span text:style-name="T3">@514 = ~I'd like to gain the ability Lower Resistance</text:span><text:span text:style-name="T1">.~</text:span></text:p>
      <text:p text:style-name="P3"><text:span text:style-name="T3">@515 = ~I'd like to gain the ability </text:span>Oracle<text:span text:style-name="T1">.~</text:span></text:p>
      <text:p text:style-name="P3"><text:span text:style-name="T3">@516 = ~I'd like to gain the ability Conjure Lesser Fire Elemental</text:span><text:span text:style-name="T1">.~</text:span></text:p>
      <text:p text:style-name="P3"><text:span text:style-name="T3">@517 = ~I'd like to gain the ability Protection From Acid</text:span><text:span text:style-name="T1">.~</text:span></text:p>
      <text:p text:style-name="P3"><text:span text:style-name="T3">@518 = ~I'd like to gain the ability Phantom Blade</text:span><text:span text:style-name="T1">.~</text:span></text:p>
      <text:p text:style-name="P3"><text:span text:style-name="T3">@519 = ~I'd like to gain the ability Spell Shield</text:span><text:span text:style-name="T1">.~</text:span></text:p>
      <text:p text:style-name="P3"><text:span text:style-name="T3">@520 = ~I'd like to gain the ability Conjure Lesser Air Elemental</text:span><text:span text:style-name="T1">.~</text:span></text:p>
      <text:p text:style-name="P3"><text:span text:style-name="T3">@521 = ~I'd like to gain the ability Conjure Lesser Earth Elemental</text:span><text:span text:style-name="T1">.~</text:span></text:p>
      <text:p text:style-name="P4">@522 = ~I'd like to gain the ability Minor Spell Turning~</text:p>
      <text:p text:style-name="P3"><text:span text:style-name="T3">@523 = ~I'd like to gain the ability Sunfire</text:span><text:span text:style-name="T1">.~</text:span></text:p>
      <text:p text:style-name="P3"><text:span text:style-name="T3">@601 = ~I'd like to gain the ability Invisible Stalker</text:span><text:span text:style-name="T1">.~</text:span></text:p>
      <text:p text:style-name="P3"><text:soft-page-break/><text:span text:style-name="T3">@602 = ~I'd like to gain the ability Globe of Invulnerability</text:span><text:span text:style-name="T1">.~</text:span></text:p>
      <text:p text:style-name="P3"><text:span text:style-name="T3">@603 = ~I'd like to gain the ability Tenser's Transformation</text:span><text:span text:style-name="T1">~</text:span></text:p>
      <text:p text:style-name="P3"><text:span text:style-name="T3">@604 = ~I'd like to gain the ability Flesh to Stone</text:span><text:span text:style-name="T1">.~</text:span></text:p>
      <text:p text:style-name="P3"><text:span text:style-name="T3">@605 = ~I'd like to gain the ability Death Spell</text:span><text:span text:style-name="T1">.~</text:span></text:p>
      <text:p text:style-name="P3"><text:span text:style-name="T3">@606 = ~I'd like to gain the ability Protection From Magic Energy</text:span><text:span text:style-name="T1">.~</text:span></text:p>
      <text:p text:style-name="P3"><text:span text:style-name="T3">@607 = ~I'd like to gain the ability Mislead</text:span><text:span text:style-name="T1">.~</text:span></text:p>
      <text:p text:style-name="P3"><text:span text:style-name="T3">@608 = ~I'd like to gain the ability Pierce Magic</text:span><text:span text:style-name="T1">.~</text:span></text:p>
      <text:p text:style-name="P3"><text:span text:style-name="T3">@609 = ~I'd like to gain the ability True Sight</text:span><text:span text:style-name="T1">.~</text:span></text:p>
      <text:p text:style-name="P3"><text:span text:style-name="T3">@611 = ~I'd like to gain the ability Protection From Magical Weapons</text:span><text:span text:style-name="T1">.~</text:span></text:p>
      <text:p text:style-name="P4">@612 = ~I'd like to gain the ability Power Word, Silence.~</text:p>
      <text:p text:style-name="P3"><text:span text:style-name="T3">@613 = ~I'd like to gain the ability Improved Haste</text:span><text:span text:style-name="T1">.~</text:span></text:p>
      <text:p text:style-name="P3"><text:span text:style-name="T3">@614 = ~I'd like to gain the ability Death Fog</text:span><text:span text:style-name="T1">.~</text:span></text:p>
      <text:p text:style-name="P3"><text:span text:style-name="T3">@615 = ~I'd like to gain the ability Chain Lightning</text:span><text:span text:style-name="T1">.~</text:span></text:p>
      <text:p text:style-name="P3"><text:span text:style-name="T3">@616 = ~I'd like to gain the ability </text:span>Disintegrate<text:span text:style-name="T1">.~</text:span></text:p>
      <text:p text:style-name="P3"><text:span text:style-name="T3">@617 = ~I'd like to gain the ability </text:span>Contingence<text:span text:style-name="T1">.~</text:span></text:p>
      <text:p text:style-name="P3"><text:span text:style-name="T3">@618 = ~I'd like to gain the ability Spell Deflection</text:span><text:span text:style-name="T1">.~</text:span></text:p>
      <text:p text:style-name="P3"><text:span text:style-name="T3">@619 = ~I'd like to gain the ability Wyvern Call</text:span><text:span text:style-name="T1">.~</text:span></text:p>
      <text:p text:style-name="P3"><text:span text:style-name="T3">@620 = ~I'd like to gain the ability Conjure Fire Elemental</text:span><text:span text:style-name="T1">.~</text:span></text:p>
      <text:p text:style-name="P3"><text:span text:style-name="T3">@621 = ~I'd like to gain the ability Conjure Air Elemental</text:span><text:span text:style-name="T1">.~</text:span></text:p>
      <text:p text:style-name="P3"><text:span text:style-name="T3">@622 = ~I'd like to gain the ability Conjure Earth Elemental</text:span><text:span text:style-name="T1">.~</text:span></text:p>
      <text:p text:style-name="P3"><text:span text:style-name="T3">@623 = ~I'd like to gain the ability Carrion Summons</text:span><text:span text:style-name="T1">.~</text:span></text:p>
      <text:p text:style-name="P3"><text:span text:style-name="T3">@624 = ~I'd like to gain the ability Summon Nishruu</text:span><text:span text:style-name="T1">.~</text:span></text:p>
      <text:p text:style-name="P3"><text:span text:style-name="T3">@625 = ~I'd like to gain the ability Stone to Flesh</text:span><text:span text:style-name="T1">.~</text:span></text:p>
      <text:p text:style-name="P4">@701 = ~I'd like to gain the ability Spell Turning.~</text:p>
      <text:p text:style-name="P4">@702 = ~I'd like to gain the ability Protection From The Elements.~</text:p>
      <text:p text:style-name="P4">@703 = ~I'd like to gain the ability Project Image.~</text:p>
      <text:p text:style-name="P4">@704 = ~I'd like to gain the ability Ruby Ray of Reversal.~</text:p>
      <text:p text:style-name="P4">@705 = ~I'd like to gain the ability Khelben's Warding Whip.~</text:p>
      <text:p text:style-name="P5"><text:span text:style-name="T2">@707 = ~I'd like to gain the ability </text:span>Cacofiend<text:span text:style-name="T2">.~</text:span></text:p>
      <text:p text:style-name="P5"><text:span text:style-name="T2">@708 = ~I'd like to gain the ability </text:span>Mantle<text:span text:style-name="T2">.~</text:span></text:p>
      <text:p text:style-name="P4">@710 = ~I'd like to gain the ability Spell Sequencer.~</text:p>
      <text:p text:style-name="P4">@711 = ~I'd like to gain the ability Sphere of Chaos.~</text:p>
      <text:p text:style-name="P3"><text:span text:style-name="T3">@712 = ~I'd like to gain the ability Delayed Blast Fireball</text:span><text:span text:style-name="T1">.~</text:span></text:p>
      <text:p text:style-name="P3"><text:span text:style-name="T3">@713 = ~I'd like to gain the ability Finger of Death</text:span><text:span text:style-name="T1">.~</text:span></text:p>
      <text:p text:style-name="P3"><text:span text:style-name="T3">@714 = ~I'd like to gain the ability Prismatic Spray</text:span><text:span text:style-name="T1">.~</text:span></text:p>
      <text:p text:style-name="P3"><text:span text:style-name="T3">@715 = ~I'd like to gain the ability Power Word, Stun</text:span><text:span text:style-name="T1">.~</text:span></text:p>
      <text:p text:style-name="P3"><text:span text:style-name="T3">@716 = ~I'd like to gain the ability Mordenkainen's Sword</text:span><text:span text:style-name="T1">.~</text:span></text:p>
      <text:p text:style-name="P3"><text:span text:style-name="T3">@717 = ~I'd like to gain the ability Summon Efreeti</text:span><text:span text:style-name="T1">.~</text:span></text:p>
      <text:p text:style-name="P3"><text:span text:style-name="T3">@718 = ~I'd like to gain the ability Summon </text:span>Djinni<text:span text:style-name="T1">.~</text:span></text:p>
      <text:p text:style-name="P3"><text:span text:style-name="T3">@719 = ~I'd like to gain the ability Summon </text:span>Hakeashar<text:span text:style-name="T1">.~</text:span></text:p>
      <text:p text:style-name="P3"><text:span text:style-name="T3">@720 = ~I'd like to gain the ability Control Undead</text:span><text:span text:style-name="T1">.~</text:span></text:p>
      <text:p text:style-name="P3"><text:span text:style-name="T3">@721 = ~I'd like to gain the ability Mass Invisibility</text:span><text:span text:style-name="T1">.~</text:span></text:p>
      <text:p text:style-name="P3"><text:span text:style-name="T3">@722 = ~I'd like to gain the ability Limited Wish</text:span><text:span text:style-name="T1">.~</text:span></text:p>
      <text:p text:style-name="P3"><text:span text:style-name="T3">@803 = ~I'd like to gain the ability Protection From Energy</text:span><text:span text:style-name="T1">.~</text:span></text:p>
      <text:p text:style-name="P3"><text:span text:style-name="T3">@804 = ~I'd like to gain the ability </text:span>Simulacre<text:span text:style-name="T1">.~</text:span></text:p>
      <text:p text:style-name="P3"><text:span text:style-name="T3">@805 = ~I'd like to gain the ability Pierce Shield</text:span><text:span text:style-name="T1">.~</text:span></text:p>
      <text:p text:style-name="P3"><text:span text:style-name="T3">@807 = ~I'd like to gain the ability Summon Fiend</text:span><text:span text:style-name="T1">.~</text:span></text:p>
      <text:p text:style-name="P3"><text:span text:style-name="T3">@808 = ~I'd like to gain the ability Improved Mantle</text:span><text:span text:style-name="T1">.~</text:span></text:p>
      <text:p text:style-name="P3"><text:soft-page-break/><text:span text:style-name="T3">@809 = ~I'd like to gain the ability Spell Trigger</text:span><text:span text:style-name="T1">.~</text:span></text:p>
      <text:p text:style-name="P3"><text:span text:style-name="T3">@810 = ~I'd like to gain the ability Incendiary Cloud</text:span><text:span text:style-name="T1">.~</text:span></text:p>
      <text:p text:style-name="P3"><text:span text:style-name="T3">@811 = ~I'd like to gain the ability Symbol, Fear</text:span><text:span text:style-name="T1">.~</text:span></text:p>
      <text:p text:style-name="P3"><text:span text:style-name="T3">@812 = ~I'd like to gain the ability Abi-Dalzim's Horrid Wilting</text:span><text:span text:style-name="T1">.~</text:span></text:p>
      <text:p text:style-name="P3"><text:span text:style-name="T3">@813 = ~I'd like to gain the ability Maze</text:span><text:span text:style-name="T1">.~</text:span></text:p>
      <text:p text:style-name="P3"><text:span text:style-name="T3">@815 = ~I'd like to gain the ability Power Word, Blind</text:span><text:span text:style-name="T1">.~</text:span></text:p>
      <text:p text:style-name="P3"><text:span text:style-name="T3">@816 = ~I'd like to gain the ability Symbol, Stun</text:span><text:span text:style-name="T1">.~</text:span></text:p>
      <text:p text:style-name="P3"><text:span text:style-name="T3">@817 = ~I'd like to gain the ability Symbol, Death</text:span><text:span text:style-name="T1">.~</text:span></text:p>
      <text:p text:style-name="P3"><text:span text:style-name="T3">@818 = ~I'd like to gain the ability Bigby's Clenched Fist</text:span><text:span text:style-name="T1">.~</text:span></text:p>
      <text:p text:style-name="P3"><text:span text:style-name="T3">@902 = ~I'd like to gain the ability Spell Trap</text:span><text:span text:style-name="T1">.~</text:span></text:p>
      <text:p text:style-name="P3"><text:span text:style-name="T3">@903 = ~I'd like to gain the ability Spellstrike</text:span><text:span text:style-name="T1">.~</text:span></text:p>
      <text:p text:style-name="P3"><text:span text:style-name="T3">@905 = ~I'd like to gain the ability Gate</text:span><text:span text:style-name="T1">~</text:span></text:p>
      <text:p text:style-name="P3"><text:span text:style-name="T3">@907 = ~I'd like to gain the ability Absolute Immunity</text:span><text:span text:style-name="T1">.~</text:span></text:p>
      <text:p text:style-name="P3"><text:span text:style-name="T3">@908 = ~I'd like to gain the ability Chain Contingency</text:span><text:span text:style-name="T1">.~</text:span></text:p>
      <text:p text:style-name="P3"><text:span text:style-name="T3">@909 = ~I'd like to gain the ability Time Stop</text:span><text:span text:style-name="T1">.~</text:span></text:p>
      <text:p text:style-name="P3"><text:span text:style-name="T3">@910 = ~I'd like to gain the ability I</text:span>mprisonment<text:span text:style-name="T1">.~</text:span></text:p>
      <text:p text:style-name="P3"><text:span text:style-name="T3">@911 = ~I'd like to gain the ability Meteor Swarm</text:span><text:span text:style-name="T1">.~</text:span></text:p>
      <text:p text:style-name="P3"><text:span text:style-name="T3">@912 = ~I'd like to gain the ability Power Word, Kill</text:span><text:span text:style-name="T1">.~</text:span></text:p>
      <text:p text:style-name="P3"><text:span text:style-name="T3">@913 = ~I'd like to gain the ability Wail of the Banshee</text:span><text:span text:style-name="T1">.~</text:span></text:p>
      <text:p text:style-name="P3"><text:span text:style-name="T3">@914 = ~I'd like to gain the ability Energy Drain</text:span><text:span text:style-name="T1">.~</text:span></text:p>
      <text:p text:style-name="P3"><text:span text:style-name="T3">@915 = ~I'd like to gain the ability Black Blade of Disaster</text:span><text:span text:style-name="T1">.~</text:span></text:p>
      <text:p text:style-name="P3"><text:span text:style-name="T3">@916 = ~I'd like to gain the ability Shapechange</text:span><text:span text:style-name="T1">.~</text:span></text:p>
      <text:p text:style-name="P3"><text:span text:style-name="T3">@917 = ~I'd like to gain the ability Freedom</text:span><text:span text:style-name="T1">.~</text:span></text:p>
      <text:p text:style-name="P3"><text:span text:style-name="T3">@918 = ~I'd like to gain the ability Bigby's Crushing Hand</text:span><text:span text:style-name="T1">.~</text:span></text:p>
      <text:p text:style-name="P3"><text:span text:style-name="T3">@919 = ~I'd like to gain the ability Wish</text:span><text:span text:style-name="T1">.~</text:span></text:p>
      <text:p text:style-name="P2"/>
      <text:p text:style-name="P2">@1001 = ~I'd like to gain the ability Bouclier contre les sorts.~</text:p>
      <text:p text:style-name="P2">@1002 = ~I'd like to gain the ability Explosion de feu.~</text:p>
      <text:p text:style-name="P2">@1003 = ~I'd like to gain the ability Particules magiques de Déorie.~</text:p>
      <text:p text:style-name="P2">@1004 = ~I'd like to gain the ability Bouffée ardente.~</text:p>
      <text:p text:style-name="P2">@1005 = ~I'd like to gain the ability Répulsion.~</text:p>
      <text:p text:style-name="P2">@1006 = ~I'd like to gain the ability Précision.~</text:p>
      <text:p text:style-name="P2">@1007 = ~I'd like to gain the ability Pulsation de flammes.~</text:p>
      <text:p text:style-name="P2">@1008 = ~I'd like to gain the ability Frappe du serpent.~</text:p>
      <text:p text:style-name="P2">@1009 = ~I'd like to gain the ability Bâton de puissance.~</text:p>
      <text:p text:style-name="P2">@1010 = ~I'd like to gain the ability Hexalames.~</text:p>
      <text:p text:style-name="P2">@1011 = ~I'd like to gain the ability Simulacre de vie.~</text:p>
      <text:p text:style-name="P2">@1012 = ~I'd like to gain the ability Vision instinctive d'Achitoza.~</text:p>
      <text:p text:style-name="P2">@1013 = ~I'd like to gain the ability Prouesse guerrière.~</text:p>
      <text:p text:style-name="P2">@1014 = ~I'd like to gain the ability Griffes du malheur.~</text:p>
      <text:p text:style-name="P2">@1015 = ~I'd like to gain the ability Coups mortels de Tenser.~</text:p>
      <text:p text:style-name="P2">@1016 = ~I'd like to gain the ability Force incommensurable de Bigdip.~</text:p>
      <text:p text:style-name="P2">@1017 = ~I'd like to gain the ability Arme chargée.~</text:p>
      <text:p text:style-name="P2">@1018 = ~I'd like to gain the ability Convocation de petites poules appétissantes.~</text:p>
      <text:p text:style-name="P2">@1019 = ~I'd like to gain the ability Note résonnante.~</text:p>
      <text:p text:style-name="P2">@1020 = ~I'd like to gain the ability Crane hurlant du Pandémonium.~</text:p>
      <text:p text:style-name="P2">@1021 = ~I'd like to gain the ability Aura merveilleuse de Déorie.~</text:p>
      <text:p text:style-name="P2">@1022 = ~I'd like to gain the ability Fléau des fiélons.~</text:p>
      <text:p text:style-name="P2"><text:soft-page-break/>@1023 = ~I'd like to gain the ability Mot de pouvoir : Arrêt.~</text:p>
      <text:p text:style-name="P2">@1024 = ~I'd like to gain the ability Vol de sortilège.~</text:p>
      <text:p text:style-name="P2">@1025 = ~I'd like to gain the ability Un pas dans l'ombre.~</text:p>
      <text:p text:style-name="P2">@1026 = ~I'd like to gain the ability Poigne acide.~</text:p>
      <text:p text:style-name="P2">@1027 = ~I'd like to gain the ability Potions Boum-Boum de Gilispur.~</text:p>
      <text:p text:style-name="P2">@1028 = ~I'd like to gain the ability Ambidextrie.~</text:p>
      <text:p text:style-name="P2">@1029 = ~I'd like to gain the ability Décharge statique.~</text:p>
      <text:p text:style-name="P2">@1030 = ~I'd like to gain the ability Forme d’araignée.~</text:p>
      <text:p text:style-name="P2">@1031 = ~I'd like to gain the ability Création d'arc fantôme.~</text:p>
      <text:p text:style-name="P2">@1032 = ~I'd like to gain the ability Contact de la Nature.~</text:p>
      <text:p text:style-name="P2">@1033 = ~I'd like to gain the ability Squelette frénétique.~</text:p>
      <text:p text:style-name="P2">@1034 = ~I'd like to gain the ability Nova de poison.~</text:p>
      <text:p text:style-name="P2">@1035 = ~I'd like to gain the ability Image réfléchie majeure.~</text:p>
      <text:p text:style-name="P2">@1036 = ~I'd like to gain the ability Rupture fantastique de Bakanëo*.~</text:p>
      <text:p text:style-name="P2">@1037 = ~I'd like to gain the ability Assassin imaginaire.~</text:p>
      <text:p text:style-name="P2">@1038 = ~I'd like to gain the ability Poing rageur de de Keleg-Ze.~</text:p>
      <text:p text:style-name="P2">@1039 = ~I'd like to gain the ability Bouclier des fées.~</text:p>
      <text:p text:style-name="P2">@1040 = ~I'd like to gain the ability Vents protecteurs.~</text:p>
      <text:p text:style-name="P2">@1041 = ~I'd like to gain the ability Électronullification.~</text:p>
      <text:p text:style-name="P2">@1042 = ~I'd like to gain the ability Conflagration électrique.~</text:p>
      <text:p text:style-name="P2">@1043 = ~I'd like to gain the ability Sol mouvant.~</text:p>
      <text:p text:style-name="P2">@1044 = ~I'd like to gain the ability Chute de sable.~</text:p>
      <text:p text:style-name="P2">@1045 = ~I'd like to gain the ability Brandons.~</text:p>
      <text:p text:style-name="P2">@1046 = ~I'd like to gain the ability Missiles explosifs.~</text:p>
      <text:p text:style-name="P2">@1047 = ~I'd like to gain the ability Corruption mnémonique.~</text:p>
      <text:p text:style-name="P2">@1048 = ~I'd like to gain the ability Lames dansantes.~</text:p>
      <text:p text:style-name="P2">@1049 = ~I'd like to gain the ability Canon magique.~</text:p>
      <text:p text:style-name="P2">@1050 = ~I'd like to gain the ability Mot de pouvoir : Résonance.~</text:p>
      <text:p text:style-name="P2">@1051 = ~I'd like to gain the ability Fabuleuse Boule de feu de Mazaron.~</text:p>
      <text:p text:style-name="P2">@1052 = ~I'd like to gain the ability Précognition.~</text:p>
      <text:p text:style-name="P2">@1053 = ~I'd like to gain the ability Coup de chance.~</text:p>
      <text:p text:style-name="P2">@1054 = ~I'd like to gain the ability Hurlement de fantôme.~</text:p>
      <text:p text:style-name="P2">@1055 = ~I'd like to gain the ability Magie assurée.~</text:p>
      <text:p text:style-name="P2">@1056 = ~I'd like to gain the ability Souffle caustique.~</text:p>
      <text:p text:style-name="P2">@1057 = ~I'd like to gain the ability Accélérateur de Lubath.~</text:p>
      <text:p text:style-name="P2">@1058 = ~I'd like to gain the ability Ponction.~</text:p>
      <text:p text:style-name="P2">@1059 = ~I'd like to gain the ability Chant dweomérique.~</text:p>
      <text:p text:style-name="P2">@1060 = ~I'd like to gain the ability Fantastique triade de Mazaron.~</text:p>
      <text:p text:style-name="P2">@1061 = ~I'd like to gain the ability Boucliers anti-attaques.~</text:p>
      <text:p text:style-name="P2">@1062 = ~I'd like to gain the ability Protecteur chaotique de Carlini.~</text:p>
      <text:p text:style-name="P2">@1063 = ~I'd like to gain the ability Vulnérabilité aux armes.~</text:p>
      <text:p text:style-name="P2">@1064 = ~I'd like to gain the ability Conversion magique d'Alabastine.~</text:p>
      <text:p text:style-name="P2">@1065 = ~I'd like to gain the ability Fureur combative.~</text:p>
      <text:p text:style-name="P2">@1066 = ~I'd like to gain the ability Porte vers l'Interplan.~</text:p>
      <text:p text:style-name="P2">@1067 = ~I'd like to gain the ability Scion de la Flamme.~</text:p>
      <text:p text:style-name="P2">@1068 = ~I'd like to gain the ability Sang bouillonnan.~</text:p>
      <text:p text:style-name="P2">@1069 = ~I'd like to gain the ability Mémorisation selon Déorie.~</text:p>
      <text:p text:style-name="P2">@1070 = ~I'd like to gain the ability Chaos tranchant de Keleg-Ze.~</text:p>
      <text:p text:style-name="P2"><text:soft-page-break/>@1071 = ~I'd like to gain the ability Volée de projectiles chromatiques.~</text:p>
      <text:p text:style-name="P2">@1072 = ~I'd like to gain the ability Corps souverain.~</text:p>
      <text:p text:style-name="P2">@1073 = ~I'd like to gain the ability Morsure du froid.~</text:p>
      <text:p text:style-name="P2">@1074 = ~I'd like to gain the ability Armure anti-chocs.~</text:p>
      <text:p text:style-name="P2">@1075 = ~I'd like to gain the ability Innommable beauté.~</text:p>
      <text:p text:style-name="P2">@1076 = ~I'd like to gain the ability Chaussons magiques de Gilipur.~</text:p>
      <text:p text:style-name="P2">@1077 = ~I'd like to gain the ability Métamorphose de familier.~</text:p>
      <text:p text:style-name="P2">@1078 = ~I'd like to gain the ability Éclats de glace.~</text:p>
      <text:p text:style-name="P2">@1079 = ~I'd like to gain the ability Lamétoile.~</text:p>
      <text:p text:style-name="P2">@1080 = ~I'd like to gain the ability Rappel anarchique de Déorie.~</text:p>
      <text:p text:style-name="P2">@1081 = ~I'd like to gain the ability Affliction.~</text:p>
      <text:p text:style-name="P2">@1082 = ~I'd like to gain the ability Flèche magique de Salyvia.~</text:p>
      <text:p text:style-name="P2">@1083 = ~I'd like to gain the ability Enchantement d'arme majeur.~</text:p>
      <text:p text:style-name="P2">@1084 = ~I'd like to gain the ability Projectile Arc-en-ciel.~</text:p>
      <text:p text:style-name="P2">@1085 = ~I'd like to gain the ability Forme du feu.~</text:p>
      <text:p text:style-name="P2">@1086 = ~I'd like to gain the ability Toile électrique.~</text:p>
      <text:p text:style-name="P2">@1087 = ~I'd like to gain the ability Missile tueur de dragon de Ralorn.~</text:p>
      <text:p text:style-name="P2">@1088 = ~I'd like to gain the ability Orbe de glace.~</text:p>
      <text:p text:style-name="P2">@1089 = ~I'd like to gain the ability Sphère antimagique.~</text:p>
      <text:p text:style-name="P2">@1090 = ~I'd like to gain the ability Allié imagé.~</text:p>
      <text:p text:style-name="P2">@1091 = ~I'd like to gain the ability Purge de la magie.~</text:p>
      <text:p text:style-name="P2">@1092 = ~I'd like to gain the ability Connexion à la Nature.~</text:p>
      <text:p text:style-name="P2">@1093 = ~I'd like to gain the ability Amélioration de Troupes selon Achi.~</text:p>
      <text:p text:style-name="P2">@1094 = ~I'd like to gain the ability Animation d'air.~</text:p>
      <text:p text:style-name="P2">@1095 = ~I'd like to gain the ability Mémorisation majeure selon Déorie.~</text:p>
      <text:p text:style-name="P2">@1096 = ~I'd like to gain the ability Création de minion explosif.~</text:p>
      <text:p text:style-name="P2">@1097 = ~I'd like to gain the ability Oeil sorcier.~</text:p>
      <text:p text:style-name="P2">@1098 = ~I'd like to gain the ability Nuage tueur de troll.~</text:p>
      <text:p text:style-name="P2">@1099 = ~I'd like to gain the ability Morts en marche.~</text:p>
      <text:p text:style-name="P2">@1100 = ~I'd like to gain the ability Souffle de Porphatys.~</text:p>
      <text:p text:style-name="P2">@1101 = ~I'd like to gain the ability Frappe de l'assassin.~</text:p>
      <text:p text:style-name="P2">@1102 = ~I'd like to gain the ability Bras de foudre.~</text:p>
      <text:p text:style-name="P2">@1103 = ~I'd like to gain the ability Téléportations explosives.~</text:p>
      <text:p text:style-name="P2">@1104 = ~I'd like to gain the ability Discret Massacreur de Korrelo.~</text:p>
      <text:p text:style-name="P2">@1105 = ~I'd like to gain the ability Rage de masse.~</text:p>
      <text:p text:style-name="P2">@1106 = ~I'd like to gain the ability Combustion spontanée résonante.~</text:p>
      <text:p text:style-name="P2">@1107 = ~I'd like to gain the ability Appel du feu.~</text:p>
      <text:p text:style-name="P2">@1108 = ~I'd like to gain the ability Décharges vengeresses de Keleg-Ze.~</text:p>
      <text:p text:style-name="P2">@1109 = ~I'd like to gain the ability Invocation arachnéenne.~</text:p>
      <text:p text:style-name="P2">@1110 = ~I'd like to gain the ability Sphère foudroyante de Keleg-Ze.~</text:p>
      <text:p text:style-name="P2">@1111 = ~I'd like to gain the ability Formidable Tétrade de Mazaron.~</text:p>
      <text:p text:style-name="P2">@1112 = ~I'd like to gain the ability Création de mage spectral.~</text:p>
      <text:p text:style-name="P2">@1113 = ~I'd like to gain the ability Assaut d’énergie.~</text:p>
      <text:p text:style-name="P2">@1114 = ~I'd like to gain the ability Oblitération.~</text:p>
      <text:p text:style-name="P2">@1115 = ~I'd like to gain the ability Soleil ardent.~</text:p>
      <text:p text:style-name="P2">@1116 = ~I'd like to gain the ability Danse de l'acier.~</text:p>
      <text:p text:style-name="P2">@1117 = ~I'd like to gain the ability Canon magique majeur.~</text:p>
      <text:p text:style-name="P2">@1118 = ~I'd like to gain the ability Nuage de frénésie bestiale.~</text:p>
      <text:p text:style-name="P2"><text:soft-page-break/>@1119 = ~I'd like to gain the ability Harna de guerre d'Agenor Parcilofan.~</text:p>
      <text:p text:style-name="P2">@1120 = ~I'd like to gain the ability Contrôle du temps.~</text:p>
      <text:p text:style-name="P2">@1121 = ~I'd like to gain the ability Conversion magique majeure.~</text:p>
      <text:p text:style-name="P2">@1122 = ~I'd like to gain the ability Main du Diable.~<text:tab/><text:tab/><text:tab/><text:tab/><text:tab/><text:tab/></text:p>
      <text:p text:style-name="P2">@1123 = ~I'd like to gain the ability Toucher des Abysses.~</text:p>
      <text:p text:style-name="P2">@1124 = ~I'd like to gain the ability Globe d'invulnérabilité féerique.~</text:p>
      <text:p text:style-name="P2">@1125 = ~I'd like to gain the ability Eau de vie.~</text:p>
      <text:p text:style-name="P2">@1126 = ~I'd like to gain the ability Convergence fantastique.~</text:p>
      <text:p text:style-name="P2">@1127 = ~I'd like to gain the ability Bombardement.~</text:p>
      <text:p text:style-name="P2">@1128 = ~I'd like to gain the ability Fusionneur dwéomérique d'Alabastine.~</text:p>
      <text:p text:style-name="P2">@1129 = ~I'd like to gain the ability Dweomer universel de Pragadon.~</text:p>
      <text:p text:style-name="P2">@1130 = ~I'd like to gain the ability Tueurs de l'ombre.~</text:p>
      <text:p text:style-name="P2">@1131 = ~I'd like to gain the ability Garde du corps aérien.~</text:p>
      <text:p text:style-name="P2"/>
      <text:p text:style-name="P2">@2001 = ~I'd like to gain the ability Spacewarp.~</text:p>
      <text:p text:style-name="P9">@2001 = ~I'd like to gain the ability Courbespace.~</text:p>
      <text:p text:style-name="P9">@2011 = ~I'd like to gain the ability Stonefist.~</text:p>
      <text:p text:style-name="P10"><text:span text:style-name="T4">@2012 = ~I'd like to gain the ability </text:span>Ice Knife.<text:span text:style-name="T4">~</text:span></text:p>
      <text:p text:style-name="P10"><text:span text:style-name="T4">@2021 = ~I'd like to gain the ability </text:span>Minor Lightning Bolt.<text:span text:style-name="T4">~</text:span></text:p>
      <text:p text:style-name="P9">@2022 = ~I'd like to gain the ability Combust.~</text:p>
      <text:p text:style-name="P10"><text:span text:style-name="T4">@2031 = ~I'd like to gain the ability </text:span>Turn Pebble to Boulder.<text:span text:style-name="T4">~</text:span></text:p>
      <text:p text:style-name="P9">@2051 = ~I'd like to gain the ability Telekinesis.~</text:p>
      <text:p text:style-name="P10"><text:span text:style-name="T4">@2081 = ~I'd like to gain the ability </text:span>Telekinetic Storm<text:span text:style-name="T4">.~</text:span></text:p>
      <text:p text:style-name="P10"><text:span text:style-name="T4">@2091 = ~I'd like to gain the ability </text:span>Stormbolts<text:span text:style-name="T4">.~</text:span></text:p>
      <text:p text:style-name="P10"><text:span text:style-name="T4">@2092 = ~I'd like to gain the ability </text:span>Veridon's Icy Ray<text:span text:style-name="T4">.~</text:span></text:p>
      <text:p text:style-name="P9">@2093 = ~I'd like to gain the ability Create Boneguard.~</text:p>
      <text:p text:style-name="P2"/>
      <text:p text:style-name="P2">@3011 = ~I'd like to gain the ability Expeditious Retreat.~</text:p>
      <text:p text:style-name="P7"><text:span text:style-name="T5">@3021 = ~I'd like to gain the ability </text:span>Snilloc's Snowball Swarm.~</text:p>
      <text:p text:style-name="P7"><text:span text:style-name="T5">@3022 = ~I'd like to gain the ability </text:span>Decastave.~</text:p>
      <text:p text:style-name="P6"><text:span text:style-name="T4">@3023 = ~I'd like to gain the ability </text:span>Cat's Grace<text:span text:style-name="T6">.~</text:span></text:p>
      <text:p text:style-name="P6"><text:span text:style-name="T4">@3031 = ~I'd like to gain the ability </text:span>Icelance<text:span text:style-name="T6">.~</text:span></text:p>
      <text:p text:style-name="P6"><text:span text:style-name="T4">@3032 = ~I'd like to gain the ability </text:span>Lance of Disruption<text:span text:style-name="T6">.~</text:span></text:p>
      <text:p text:style-name="P6"><text:span text:style-name="T4">@3041 = ~I'd like to gain the ability </text:span>Beltyn's Burning Blood<text:span text:style-name="T6">.~</text:span></text:p>
      <text:p text:style-name="P6"><text:span text:style-name="T4">@3042 = ~I'd like to gain the ability </text:span>Emotion, Courage<text:span text:style-name="T6">.~</text:span></text:p>
      <text:p text:style-name="P6"><text:span text:style-name="T4">@3043 = ~I'd like to gain the ability </text:span>Emotion, Fear<text:span text:style-name="T6">.~</text:span></text:p>
      <text:p text:style-name="P6"><text:span text:style-name="T4">@3044 = ~I'd like to gain the ability </text:span>Emotion, Hope<text:span text:style-name="T6">.~</text:span></text:p>
      <text:p text:style-name="P6"><text:span text:style-name="T4">@3045 = ~I'd like to gain the ability </text:span>Mordenkainen's Force Missiles<text:span text:style-name="T6">.~</text:span></text:p>
      <text:p text:style-name="P6"><text:span text:style-name="T4">@3046 = ~I'd like to gain the ability </text:span>Shout<text:span text:style-name="T6">.~</text:span></text:p>
      <text:p text:style-name="P6"><text:span text:style-name="T4">@3047 = ~I'd like to gain the ability </text:span>Vitriolic Sphere<text:span text:style-name="T6">.~</text:span></text:p>
      <text:p text:style-name="P6"><text:span text:style-name="T4">@3048 = ~I'd like to gain the ability </text:span>Shadow Monsters<text:span text:style-name="T6">.~</text:span></text:p>
      <text:p text:style-name="P6"><text:span text:style-name="T4">@3051 = ~I'd like to gain the ability </text:span>Shroud of Flame<text:span text:style-name="T6">.~</text:span></text:p>
      <text:p text:style-name="P6"><text:span text:style-name="T4">@3052 = ~I'd like to gain the ability </text:span>Summon Shadow<text:span text:style-name="T6">.~</text:span></text:p>
      <text:p text:style-name="P6"><text:span text:style-name="T4">@3053 = ~I'd like to gain the ability </text:span>Conjure Lesser Water Elemental<text:span text:style-name="T6">.~</text:span></text:p>
      <text:p text:style-name="P6"><text:span text:style-name="T4">@3054 = ~I'd like to gain the ability </text:span>Demi-Shadow Monsters<text:span text:style-name="T6">.~</text:span></text:p>
      <text:p text:style-name="P6"><text:span text:style-name="T4">@3061 = ~I'd like to gain the ability </text:span>Otiluke's Freezing Sphere<text:span text:style-name="T6">.~</text:span></text:p>
      <text:p text:style-name="P6"><text:span text:style-name="T4">@3062 = ~I'd like to gain the ability </text:span>Darts of Bone<text:span text:style-name="T6">.~</text:span></text:p>
      <text:p text:style-name="P6"><text:span text:style-name="T4">@3063 = ~I'd like to gain the ability </text:span>Soul Eater<text:span text:style-name="T6">.~</text:span></text:p>
      <text:p text:style-name="P6"><text:soft-page-break/><text:span text:style-name="T4">@3064 = ~I'd like to gain the ability </text:span>Trollish Fortitude<text:span text:style-name="T6">.~</text:span></text:p>
      <text:p text:style-name="P6"><text:span text:style-name="T4">@3065 = ~I'd like to gain the ability </text:span>Antimagic Shell<text:span text:style-name="T6">.~</text:span></text:p>
      <text:p text:style-name="P6"><text:span text:style-name="T4">@3066 = ~I'd like to gain the ability </text:span>Lich Touch<text:span text:style-name="T6">.~</text:span></text:p>
      <text:p text:style-name="P6"><text:span text:style-name="T4">@3067 = ~I'd like to gain the ability </text:span>Shades<text:span text:style-name="T6">.~</text:span></text:p>
      <text:p text:style-name="P6"><text:span text:style-name="T4">@3068 = ~I'd like to gain the ability </text:span>Conjure Water Elemental<text:span text:style-name="T6">.~</text:span></text:p>
      <text:p text:style-name="P6"><text:span text:style-name="T4">@3071 = ~I'd like to gain the ability </text:span>Acid Storm<text:span text:style-name="T6">.~</text:span></text:p>
      <text:p text:style-name="P6"><text:span text:style-name="T4">@3072 = ~I'd like to gain the ability </text:span>Suffocate<text:span text:style-name="T6">.~</text:span></text:p>
      <text:p text:style-name="P6"><text:span text:style-name="T4">@3073 = ~I'd like to gain the ability </text:span>Monster Summoning V<text:span text:style-name="T6">.~</text:span></text:p>
      <text:p text:style-name="P6"><text:span text:style-name="T4">@3074 = ~I'd like to gain the ability </text:span>Mordenkainen's Force Blade<text:span text:style-name="T6">.~</text:span></text:p>
      <text:p text:style-name="P6"><text:span text:style-name="T4">@3075 = ~I'd like to gain the ability </text:span>Malavon's Rage<text:span text:style-name="T6">.~</text:span></text:p>
      <text:p text:style-name="P6"><text:span text:style-name="T4">@3076 = ~I'd like to gain the ability </text:span>Seven Eyes<text:span text:style-name="T6">.~</text:span></text:p>
      <text:p text:style-name="P8">@3081 = ~I'd like to gain the ability Mind Blank.~</text:p>
      <text:p text:style-name="P8">@3082 = ~I'd like to gain the ability Great Shout.~</text:p>
      <text:p text:style-name="P6"><text:span text:style-name="T4">@3083 = ~I'd like to gain the ability </text:span>Iron Body<text:span text:style-name="T6">.~</text:span></text:p>
      <text:p text:style-name="P6"><text:span text:style-name="T4">@3084 = ~I'd like to gain the ability </text:span>Monster Summoning VI<text:span text:style-name="T6">.~</text:span></text:p>
      <text:p text:style-name="P6"><text:span text:style-name="T4">@3091 = ~I'd like to gain the ability </text:span>Monster Summoning VII<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4H26M58S</meta:editing-duration>
    <meta:editing-cycles>45</meta:editing-cycles>
    <meta:generator>OpenOffice/4.1.14$Win32 OpenOffice.org_project/4114m1$Build-9811</meta:generator>
    <dc:date>2025-04-19T22:31:27.51</dc:date>
    <meta:document-statistic meta:table-count="0" meta:image-count="0" meta:object-count="0" meta:page-count="10" meta:paragraph-count="382" meta:word-count="4688" meta:character-count="25097"/>
    <meta:user-defined meta:name="Info 1"/>
    <meta:user-defined meta:name="Info 2"/>
    <meta:user-defined meta:name="Info 3"/>
    <meta:user-defined meta:name="Info 4"/>
  </office:meta>
</office:document-meta>
</file>